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8000001F744C8AF8E627077A5.png" manifest:media-type="image/png"/>
  <manifest:file-entry manifest:full-path="Pictures/1000000000000255000002C13AD340940212EC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2cm" svg:y="-0.048cm" svg:width="21.001cm" svg:height="24.8cm" draw:z-index="0"><draw:image xlink:href="Pictures/1000000000000255000002C13AD340940212EC1C.png" xlink:type="simple" xlink:show="embed" xlink:actuate="onLoad" draw:mime-type="image/png"/></draw:frame></text:p>
      <text:p text:style-name="P1"><draw:frame draw:style-name="fr1" draw:name="Изображение2" text:anchor-type="char" svg:x="-1.995cm" svg:y="-1.912cm" svg:width="20.996cm" svg:height="15.905cm" draw:z-index="1"><draw:image xlink:href="Pictures/1000000000000298000001F744C8AF8E627077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8:20:25.933000000</dc:date>
    <meta:editing-duration>PT1M6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